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officeooo:rsid="000741f0" officeooo:paragraph-rsid="000741f0" style:font-size-asian="14pt" style:font-size-complex="14pt"/>
    </style:style>
    <style:style style:name="P2" style:family="paragraph" style:parent-style-name="Standard">
      <style:text-properties fo:font-size="14pt" officeooo:rsid="0007f24c" officeooo:paragraph-rsid="0007f24c" style:font-size-asian="14pt" style:font-size-complex="14pt"/>
    </style:style>
    <style:style style:name="P3" style:family="paragraph" style:parent-style-name="Standard">
      <style:text-properties fo:font-size="14pt" officeooo:rsid="0008d1d1" officeooo:paragraph-rsid="0008d1d1" style:font-size-asian="14pt" style:font-size-complex="14pt"/>
    </style:style>
    <style:style style:name="P4" style:family="paragraph" style:parent-style-name="Standard">
      <style:text-properties fo:font-size="14pt" officeooo:rsid="0009d484" officeooo:paragraph-rsid="0009d484" style:font-size-asian="14pt" style:font-size-complex="14pt"/>
    </style:style>
    <style:style style:name="P5" style:family="paragraph" style:parent-style-name="Standard">
      <style:text-properties fo:font-size="14pt" officeooo:rsid="000e925c" officeooo:paragraph-rsid="000b6cfa" style:font-size-asian="14pt" style:font-size-complex="14pt"/>
    </style:style>
    <style:style style:name="P6" style:family="paragraph" style:parent-style-name="Heading_20_3">
      <style:text-properties fo:font-weight="normal" style:font-weight-asian="normal" style:font-weight-complex="normal"/>
    </style:style>
    <style:style style:name="P7" style:family="paragraph" style:parent-style-name="Standard">
      <style:text-properties fo:font-size="14pt" officeooo:rsid="000b6cfa" officeooo:paragraph-rsid="000b6cfa" style:font-size-asian="14pt" style:font-size-complex="14pt"/>
    </style:style>
    <style:style style:name="P8" style:family="paragraph" style:parent-style-name="Standard">
      <style:text-properties fo:font-size="14pt" officeooo:rsid="00110bc8" officeooo:paragraph-rsid="00110bc8" style:font-size-asian="14pt" style:font-size-complex="14pt"/>
    </style:style>
    <style:style style:name="T1" style:family="text">
      <style:text-properties officeooo:rsid="00110bc8"/>
    </style:style>
    <style:style style:name="T2" style:family="text">
      <style:text-properties officeooo:rsid="001273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V) La guerre de Corée</text:p>
      <text:p text:style-name="P1"/>
      <text:p text:style-name="P1">L’opposition entre Russes et Américains se portent en Corée, où les communistes de Corée du Nord (Kim Il Sung) ont envahi le Sud. Un corps expéditionnaire commandé par le général Mac-Arthur mène une contre-attaque victorieuse mais il s’en suit une guerre cruelle de 3 ans (1950-53). La paix revient notamment grâce à la mort de Staline. Le pays n’est toujours pas réunifié aujourd’hui. </text:p>
      <text:p text:style-name="P1"/>
      <text:p text:style-name="P2">II) Les grandes crises jusqu’en 1962</text:p>
      <text:p text:style-name="P2">1) La terrible année 1956</text:p>
      <text:p text:style-name="P2"/>
      <text:p text:style-name="P3">a) L’affaire de Suez</text:p>
      <text:p text:style-name="P3"/>
      <text:p text:style-name="P4">en 1956, le colonel NASSER, un socialiste proche des Russes, décide la nationalisation du canal de Suez.</text:p>
      <text:p text:style-name="P4"/>
      <text:p text:style-name="P7">Depuis 1959, Cuba est dirigé par Fidel Castro, qui a noué des liens avec l’union Soviétique. En 1962, les Russes décident d’installer des missiles sur Cuba, mais les Américains parviennent à photographier les rampes de lancement avant que les missiles soient installés. Le président Kennedy décide de faire le blocus militaire de l’île. Les navires des soviétiques tentent de forcer le blocus mais, plutôt que de risquer une guerre nucléaire, Kroutchev décide de renoncer (il obtient seulement le retrait de missiles américains de Turquie). <text:span text:style-name="T1">La gravité de la crise a fait prendre conscience aux deux camps que la tension devait retomber.</text:span></text:p>
      <text:p text:style-name="P8">→ 1963 : installation du « téléphone rouge »</text:p>
      <text:p text:style-name="P8">entre Washington et Moscou</text:p>
      <text:h text:style-name="P6" text:outline-level="3">Fin des années 60 : début des discussions «SALT» ( Strategic Armement Limitations Talks) </text:h>
      <text:p text:style-name="P5"><text:s/></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5T15:51:06.037000000</dc:date>
    <meta:editing-duration>PT27M4S</meta:editing-duration>
    <meta:editing-cycles>13</meta:editing-cycles>
    <meta:generator>LibreOffice/7.3.1.3$Windows_X86_64 LibreOffice_project/a69ca51ded25f3eefd52d7bf9a5fad8c90b87951</meta:generator>
    <meta:document-statistic meta:table-count="0" meta:image-count="0" meta:object-count="0" meta:page-count="1" meta:paragraph-count="11" meta:word-count="228" meta:character-count="1389" meta:non-whitespace-character-count="1168"/>
  </office:meta>
</office:document-meta>
</file>